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8fa7098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fa8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a8f0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a8b4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a908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a8fc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a8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a8c0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fa914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max-profit2.csv" table:style-name="ta-0x8fa7098">
        <office:forms form:automatic-focus="false" form:apply-design-mode="false">
          <form:form/>
        </office:forms>
        <table:table-column table:style-name="ACOL-0" table:number-columns-repeated="15"/>
        <table:table-column table:style-name="ACOL-0" table:number-columns-repeated="241"/>
        <table:table-row table:style-name="AROW-1">
          <table:table-cell table:style-name="Gnumeric-default" office:value-type="string" office:string-value="fee">
            <text:p>fee</text:p>
          </table:table-cell>
          <table:table-cell table:style-name="Gnumeric-default" office:value-type="string" office:string-value="mm 0.1">
            <text:p>mm 0.1</text:p>
          </table:table-cell>
          <table:table-cell table:style-name="Gnumeric-default" office:value-type="string" office:string-value="mm 0.15">
            <text:p>mm 0.15</text:p>
          </table:table-cell>
          <table:table-cell table:style-name="Gnumeric-default" office:value-type="string" office:string-value="mm 0.2">
            <text:p>mm 0.2</text:p>
          </table:table-cell>
          <table:table-cell table:style-name="Gnumeric-default" office:value-type="string" office:string-value="mm 0.25">
            <text:p>mm 0.25</text:p>
          </table:table-cell>
          <table:table-cell table:style-name="Gnumeric-default" office:value-type="string" office:string-value="mm 0.3">
            <text:p>mm 0.3</text:p>
          </table:table-cell>
          <table:table-cell table:style-name="Gnumeric-default" office:value-type="string" office:string-value="mm 0.35">
            <text:p>mm 0.35</text:p>
          </table:table-cell>
          <table:table-cell table:style-name="Gnumeric-default" office:value-type="string" office:string-value="mm 0.4">
            <text:p>mm 0.4</text:p>
          </table:table-cell>
          <table:table-cell table:style-name="Gnumeric-default" office:value-type="string" office:string-value="mm 0.45">
            <text:p>mm 0.45</text:p>
          </table:table-cell>
          <table:table-cell table:style-name="Gnumeric-default" office:value-type="string" office:string-value="mm 0.5">
            <text:p>mm 0.5</text:p>
          </table:table-cell>
          <table:table-cell table:style-name="Gnumeric-default" office:value-type="string" office:string-value="mm 0.55">
            <text:p>mm 0.55</text:p>
          </table:table-cell>
          <table:table-cell table:style-name="Gnumeric-default" office:value-type="string" office:string-value="mm 0.6">
            <text:p>mm 0.6</text:p>
          </table:table-cell>
          <table:table-cell table:style-name="Gnumeric-default" office:value-type="string" office:string-value="mm 0.65">
            <text:p>mm 0.65</text:p>
          </table:table-cell>
          <table:table-cell table:style-name="Gnumeric-default" office:value-type="string" office:string-value="mm 0.7">
            <text:p>mm 0.7</text:p>
          </table:table-cell>
          <table:table-cell table:style-name="Gnumeric-default" office:value-type="string" office:string-value="mm 0.75">
            <text:p>mm 0.75</text:p>
          </table:table-cell>
          <table:table-cell table:number-columns-repeated="241" table:style-name="Gnumeric-default"/>
        </table:table-row>
        <table:table-row table:style-name="AROW-1">
          <table:table-cell table:number-rows-spanned="2" table:style-name="ACE-0x8fa8b48" office:value-type="float" office:value="0">
            <text:p>0</text:p>
          </table:table-cell>
          <table:table-cell table:style-name="ACE-0x8fa8c08" office:value-type="float" office:value="0.19">
            <text:p>0.19</text:p>
          </table:table-cell>
          <table:table-cell table:style-name="ACE-0x8fa8c08" office:value-type="float" office:value="0.19">
            <text:p>0.19</text:p>
          </table:table-cell>
          <table:table-cell table:style-name="ACE-0x8fa8c08" office:value-type="float" office:value="0.19">
            <text:p>0.19</text:p>
          </table:table-cell>
          <table:table-cell table:style-name="ACE-0x8fa8c08" office:value-type="float" office:value="0.19">
            <text:p>0.19</text:p>
          </table:table-cell>
          <table:table-cell table:style-name="ACE-0x8fa8c08" office:value-type="float" office:value="0.16">
            <text:p>0.16</text:p>
          </table:table-cell>
          <table:table-cell table:style-name="ACE-0x8fa8c08" office:value-type="float" office:value="0.16">
            <text:p>0.16</text:p>
          </table:table-cell>
          <table:table-cell table:style-name="ACE-0x8fa8c08" office:value-type="float" office:value="0.16">
            <text:p>0.16</text:p>
          </table:table-cell>
          <table:table-cell table:style-name="ACE-0x8fa8c08" office:value-type="float" office:value="0.16">
            <text:p>0.16</text:p>
          </table:table-cell>
          <table:table-cell table:style-name="ACE-0x8fa8c08" office:value-type="float" office:value="0.14">
            <text:p>0.14</text:p>
          </table:table-cell>
          <table:table-cell table:style-name="ACE-0x8fa8c08" office:value-type="float" office:value="0.14">
            <text:p>0.14</text:p>
          </table:table-cell>
          <table:table-cell table:style-name="ACE-0x8fa8c08" office:value-type="float" office:value="0.12">
            <text:p>0.12</text:p>
          </table:table-cell>
          <table:table-cell table:style-name="ACE-0x8fa8c08" office:value-type="float" office:value="0.11">
            <text:p>0.11</text:p>
          </table:table-cell>
          <table:table-cell table:style-name="ACE-0x8fa8c08" office:value-type="float" office:value="0.11">
            <text:p>0.11</text:p>
          </table:table-cell>
          <table:table-cell table:style-name="ACE-0x8fa8c08" office:value-type="float" office:value="0.08">
            <text:p>0.08</text:p>
          </table:table-cell>
          <table:table-cell table:number-columns-repeated="241" table:style-name="ACE-0x8fa8c08"/>
        </table:table-row>
        <table:table-row table:style-name="AROW-1">
          <table:covered-table-cell/>
          <table:table-cell table:style-name="Gnumeric-default" office:value-type="float" office:value="169666">
            <text:p>169666</text:p>
          </table:table-cell>
          <table:table-cell table:style-name="Gnumeric-default" office:value-type="float" office:value="156888">
            <text:p>156888</text:p>
          </table:table-cell>
          <table:table-cell table:style-name="Gnumeric-default" office:value-type="float" office:value="144109">
            <text:p>144109</text:p>
          </table:table-cell>
          <table:table-cell table:style-name="Gnumeric-default" office:value-type="float" office:value="131330">
            <text:p>131330</text:p>
          </table:table-cell>
          <table:table-cell table:style-name="Gnumeric-default" office:value-type="float" office:value="118721">
            <text:p>118721</text:p>
          </table:table-cell>
          <table:table-cell table:style-name="Gnumeric-default" office:value-type="float" office:value="106785">
            <text:p>106785</text:p>
          </table:table-cell>
          <table:table-cell table:style-name="Gnumeric-default" office:value-type="float" office:value="94848">
            <text:p>94848</text:p>
          </table:table-cell>
          <table:table-cell table:style-name="Gnumeric-default" office:value-type="float" office:value="82912">
            <text:p>82912</text:p>
          </table:table-cell>
          <table:table-cell table:style-name="Gnumeric-default" office:value-type="float" office:value="71341">
            <text:p>71341</text:p>
          </table:table-cell>
          <table:table-cell table:style-name="Gnumeric-default" office:value-type="float" office:value="60078">
            <text:p>60078</text:p>
          </table:table-cell>
          <table:table-cell table:style-name="Gnumeric-default" office:value-type="float" office:value="49294">
            <text:p>49294</text:p>
          </table:table-cell>
          <table:table-cell table:style-name="Gnumeric-default" office:value-type="float" office:value="39164">
            <text:p>39164</text:p>
          </table:table-cell>
          <table:table-cell table:style-name="Gnumeric-default" office:value-type="float" office:value="29318">
            <text:p>29318</text:p>
          </table:table-cell>
          <table:table-cell table:style-name="Gnumeric-default" office:value-type="float" office:value="20438">
            <text:p>20438</text:p>
          </table:table-cell>
          <table:table-cell table:number-columns-repeated="241" table:style-name="Gnumeric-default"/>
        </table:table-row>
        <table:table-row table:style-name="AROW-1">
          <table:table-cell table:number-rows-spanned="2" table:style-name="ACE-0x8fa8f08" office:value-type="float" office:value="50">
            <text:p>50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8">
            <text:p>0.18</text:p>
          </table:table-cell>
          <table:table-cell table:style-name="ACE-0x8fa8fc8" office:value-type="float" office:value="0.18">
            <text:p>0.18</text:p>
          </table:table-cell>
          <table:table-cell table:style-name="ACE-0x8fa8fc8" office:value-type="float" office:value="0.18">
            <text:p>0.18</text:p>
          </table:table-cell>
          <table:table-cell table:style-name="ACE-0x8fa8fc8" office:value-type="float" office:value="0.17">
            <text:p>0.17</text:p>
          </table:table-cell>
          <table:table-cell table:style-name="ACE-0x8fa8fc8" office:value-type="float" office:value="0.15">
            <text:p>0.15</text:p>
          </table:table-cell>
          <table:table-cell table:style-name="ACE-0x8fa8fc8" office:value-type="float" office:value="0.15">
            <text:p>0.15</text:p>
          </table:table-cell>
          <table:table-cell table:style-name="ACE-0x8fa8fc8" office:value-type="float" office:value="0.14">
            <text:p>0.14</text:p>
          </table:table-cell>
          <table:table-cell table:style-name="ACE-0x8fa8fc8" office:value-type="float" office:value="0.11">
            <text:p>0.11</text:p>
          </table:table-cell>
          <table:table-cell table:style-name="ACE-0x8fa8fc8" office:value-type="float" office:value="0.11">
            <text:p>0.11</text:p>
          </table:table-cell>
          <table:table-cell table:style-name="ACE-0x8fa8fc8" office:value-type="float" office:value="0.09">
            <text:p>0.09</text:p>
          </table:table-cell>
          <table:table-cell table:number-columns-repeated="241" table:style-name="ACE-0x8fa8fc8"/>
        </table:table-row>
        <table:table-row table:style-name="AROW-1">
          <table:covered-table-cell/>
          <table:table-cell table:style-name="Gnumeric-default" office:value-type="float" office:value="170435">
            <text:p>170435</text:p>
          </table:table-cell>
          <table:table-cell table:style-name="Gnumeric-default" office:value-type="float" office:value="157257">
            <text:p>157257</text:p>
          </table:table-cell>
          <table:table-cell table:style-name="Gnumeric-default" office:value-type="float" office:value="144191">
            <text:p>144191</text:p>
          </table:table-cell>
          <table:table-cell table:style-name="Gnumeric-default" office:value-type="float" office:value="131726">
            <text:p>131726</text:p>
          </table:table-cell>
          <table:table-cell table:style-name="Gnumeric-default" office:value-type="float" office:value="119404">
            <text:p>119404</text:p>
          </table:table-cell>
          <table:table-cell table:style-name="Gnumeric-default" office:value-type="float" office:value="107177">
            <text:p>107177</text:p>
          </table:table-cell>
          <table:table-cell table:style-name="Gnumeric-default" office:value-type="float" office:value="94950">
            <text:p>94950</text:p>
          </table:table-cell>
          <table:table-cell table:style-name="Gnumeric-default" office:value-type="float" office:value="82846">
            <text:p>82846</text:p>
          </table:table-cell>
          <table:table-cell table:style-name="Gnumeric-default" office:value-type="float" office:value="71435">
            <text:p>71435</text:p>
          </table:table-cell>
          <table:table-cell table:style-name="Gnumeric-default" office:value-type="float" office:value="60247">
            <text:p>60247</text:p>
          </table:table-cell>
          <table:table-cell table:style-name="Gnumeric-default" office:value-type="float" office:value="49328">
            <text:p>49328</text:p>
          </table:table-cell>
          <table:table-cell table:style-name="Gnumeric-default" office:value-type="float" office:value="38861">
            <text:p>38861</text:p>
          </table:table-cell>
          <table:table-cell table:style-name="Gnumeric-default" office:value-type="float" office:value="29609">
            <text:p>29609</text:p>
          </table:table-cell>
          <table:table-cell table:style-name="Gnumeric-default" office:value-type="float" office:value="20772">
            <text:p>20772</text:p>
          </table:table-cell>
          <table:table-cell table:number-columns-repeated="241" table:style-name="Gnumeric-default"/>
        </table:table-row>
        <table:table-row table:style-name="AROW-1">
          <table:table-cell table:number-rows-spanned="2" table:style-name="ACE-0x8fa8f08" office:value-type="float" office:value="100">
            <text:p>100</text:p>
          </table:table-cell>
          <table:table-cell table:style-name="ACE-0x8fa8fc8" office:value-type="float" office:value="0.23">
            <text:p>0.23</text:p>
          </table:table-cell>
          <table:table-cell table:style-name="ACE-0x8fa8fc8" office:value-type="float" office:value="0.23">
            <text:p>0.23</text:p>
          </table:table-cell>
          <table:table-cell table:style-name="ACE-0x8fa8fc8" office:value-type="float" office:value="0.2">
            <text:p>0.2</text:p>
          </table:table-cell>
          <table:table-cell table:style-name="ACE-0x8fa8fc8" office:value-type="float" office:value="0.2">
            <text:p>0.2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7">
            <text:p>0.17</text:p>
          </table:table-cell>
          <table:table-cell table:style-name="ACE-0x8fa8fc8" office:value-type="float" office:value="0.17">
            <text:p>0.17</text:p>
          </table:table-cell>
          <table:table-cell table:style-name="ACE-0x8fa8fc8" office:value-type="float" office:value="0.14">
            <text:p>0.14</text:p>
          </table:table-cell>
          <table:table-cell table:style-name="ACE-0x8fa8fc8" office:value-type="float" office:value="0.14">
            <text:p>0.14</text:p>
          </table:table-cell>
          <table:table-cell table:style-name="ACE-0x8fa8fc8" office:value-type="float" office:value="0.14">
            <text:p>0.14</text:p>
          </table:table-cell>
          <table:table-cell table:style-name="ACE-0x8fa8fc8" office:value-type="float" office:value="0.13">
            <text:p>0.13</text:p>
          </table:table-cell>
          <table:table-cell table:style-name="ACE-0x8fa8fc8" office:value-type="float" office:value="0.1">
            <text:p>0.1</text:p>
          </table:table-cell>
          <table:table-cell table:number-columns-repeated="241" table:style-name="ACE-0x8fa8fc8"/>
        </table:table-row>
        <table:table-row table:style-name="AROW-1">
          <table:covered-table-cell/>
          <table:table-cell table:style-name="Gnumeric-default" office:value-type="float" office:value="169886">
            <text:p>169886</text:p>
          </table:table-cell>
          <table:table-cell table:style-name="Gnumeric-default" office:value-type="float" office:value="156791">
            <text:p>156791</text:p>
          </table:table-cell>
          <table:table-cell table:style-name="Gnumeric-default" office:value-type="float" office:value="143896">
            <text:p>143896</text:p>
          </table:table-cell>
          <table:table-cell table:style-name="Gnumeric-default" office:value-type="float" office:value="131465">
            <text:p>131465</text:p>
          </table:table-cell>
          <table:table-cell table:style-name="Gnumeric-default" office:value-type="float" office:value="119212">
            <text:p>119212</text:p>
          </table:table-cell>
          <table:table-cell table:style-name="Gnumeric-default" office:value-type="float" office:value="107029">
            <text:p>107029</text:p>
          </table:table-cell>
          <table:table-cell table:style-name="Gnumeric-default" office:value-type="float" office:value="94845">
            <text:p>94845</text:p>
          </table:table-cell>
          <table:table-cell table:style-name="Gnumeric-default" office:value-type="float" office:value="82855">
            <text:p>82855</text:p>
          </table:table-cell>
          <table:table-cell table:style-name="Gnumeric-default" office:value-type="float" office:value="71374">
            <text:p>71374</text:p>
          </table:table-cell>
          <table:table-cell table:style-name="Gnumeric-default" office:value-type="float" office:value="60008">
            <text:p>60008</text:p>
          </table:table-cell>
          <table:table-cell table:style-name="Gnumeric-default" office:value-type="float" office:value="49700">
            <text:p>49700</text:p>
          </table:table-cell>
          <table:table-cell table:style-name="Gnumeric-default" office:value-type="float" office:value="39393">
            <text:p>39393</text:p>
          </table:table-cell>
          <table:table-cell table:style-name="Gnumeric-default" office:value-type="float" office:value="29440">
            <text:p>29440</text:p>
          </table:table-cell>
          <table:table-cell table:style-name="Gnumeric-default" office:value-type="float" office:value="20325">
            <text:p>20325</text:p>
          </table:table-cell>
          <table:table-cell table:number-columns-repeated="241" table:style-name="Gnumeric-default"/>
        </table:table-row>
        <table:table-row table:style-name="AROW-1">
          <table:table-cell table:number-rows-spanned="2" table:style-name="ACE-0x8fa8f08" office:value-type="float" office:value="150">
            <text:p>150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">
            <text:p>0.2</text:p>
          </table:table-cell>
          <table:table-cell table:style-name="ACE-0x8fa8fc8" office:value-type="float" office:value="0.2">
            <text:p>0.2</text:p>
          </table:table-cell>
          <table:table-cell table:style-name="ACE-0x8fa8fc8" office:value-type="float" office:value="0.2">
            <text:p>0.2</text:p>
          </table:table-cell>
          <table:table-cell table:style-name="ACE-0x8fa8fc8" office:value-type="float" office:value="0.17">
            <text:p>0.17</text:p>
          </table:table-cell>
          <table:table-cell table:style-name="ACE-0x8fa8fc8" office:value-type="float" office:value="0.17">
            <text:p>0.17</text:p>
          </table:table-cell>
          <table:table-cell table:style-name="ACE-0x8fa8fc8" office:value-type="float" office:value="0.17">
            <text:p>0.17</text:p>
          </table:table-cell>
          <table:table-cell table:style-name="ACE-0x8fa8fc8" office:value-type="float" office:value="0.14">
            <text:p>0.14</text:p>
          </table:table-cell>
          <table:table-cell table:style-name="ACE-0x8fa8fc8" office:value-type="float" office:value="0.13">
            <text:p>0.13</text:p>
          </table:table-cell>
          <table:table-cell table:style-name="ACE-0x8fa8fc8" office:value-type="float" office:value="0.12">
            <text:p>0.12</text:p>
          </table:table-cell>
          <table:table-cell table:number-columns-repeated="241" table:style-name="ACE-0x8fa8fc8"/>
        </table:table-row>
        <table:table-row table:style-name="AROW-1">
          <table:covered-table-cell/>
          <table:table-cell table:style-name="ACE-0x8fa9148" office:value-type="float" office:value="168971">
            <text:p>168971</text:p>
          </table:table-cell>
          <table:table-cell table:style-name="ACE-0x8fa9148" office:value-type="float" office:value="156380">
            <text:p>156380</text:p>
          </table:table-cell>
          <table:table-cell table:style-name="ACE-0x8fa9148" office:value-type="float" office:value="143790">
            <text:p>143790</text:p>
          </table:table-cell>
          <table:table-cell table:style-name="ACE-0x8fa9148" office:value-type="float" office:value="131199">
            <text:p>131199</text:p>
          </table:table-cell>
          <table:table-cell table:style-name="ACE-0x8fa9148" office:value-type="float" office:value="118608">
            <text:p>118608</text:p>
          </table:table-cell>
          <table:table-cell table:style-name="ACE-0x8fa9148" office:value-type="float" office:value="106242">
            <text:p>106242</text:p>
          </table:table-cell>
          <table:table-cell table:style-name="ACE-0x8fa9148" office:value-type="float" office:value="94225">
            <text:p>94225</text:p>
          </table:table-cell>
          <table:table-cell table:style-name="ACE-0x8fa9148" office:value-type="float" office:value="82207">
            <text:p>82207</text:p>
          </table:table-cell>
          <table:table-cell table:style-name="ACE-0x8fa9148" office:value-type="float" office:value="71077">
            <text:p>71077</text:p>
          </table:table-cell>
          <table:table-cell table:style-name="ACE-0x8fa9148" office:value-type="float" office:value="59987">
            <text:p>59987</text:p>
          </table:table-cell>
          <table:table-cell table:style-name="ACE-0x8fa9148" office:value-type="float" office:value="48896">
            <text:p>48896</text:p>
          </table:table-cell>
          <table:table-cell table:style-name="ACE-0x8fa9148" office:value-type="float" office:value="38510">
            <text:p>38510</text:p>
          </table:table-cell>
          <table:table-cell table:style-name="ACE-0x8fa9148" office:value-type="float" office:value="29131">
            <text:p>29131</text:p>
          </table:table-cell>
          <table:table-cell table:style-name="ACE-0x8fa9148" office:value-type="float" office:value="20055">
            <text:p>20055</text:p>
          </table:table-cell>
          <table:table-cell table:number-columns-repeated="241" table:style-name="ACE-0x8fa9148"/>
        </table:table-row>
        <table:table-row table:style-name="AROW-1">
          <table:table-cell table:number-rows-spanned="2" table:style-name="ACE-0x8fa8788" office:value-type="float" office:value="200">
            <text:p>200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.26">
            <text:p>0.26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23">
            <text:p>0.23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7">
            <text:p>0.17</text:p>
          </table:table-cell>
          <table:table-cell table:style-name="Gnumeric-default" office:value-type="float" office:value="0.16">
            <text:p>0.16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3">
            <text:p>0.13</text:p>
          </table:table-cell>
          <table:table-cell table:number-columns-repeated="241" table:style-name="Gnumeric-default"/>
        </table:table-row>
        <table:table-row table:style-name="AROW-1">
          <table:covered-table-cell/>
          <table:table-cell table:style-name="ACE-0x8fa9148" office:value-type="float" office:value="168857">
            <text:p>168857</text:p>
          </table:table-cell>
          <table:table-cell table:style-name="ACE-0x8fa9148" office:value-type="float" office:value="155728">
            <text:p>155728</text:p>
          </table:table-cell>
          <table:table-cell table:style-name="ACE-0x8fa9148" office:value-type="float" office:value="142715">
            <text:p>142715</text:p>
          </table:table-cell>
          <table:table-cell table:style-name="ACE-0x8fa9148" office:value-type="float" office:value="130217">
            <text:p>130217</text:p>
          </table:table-cell>
          <table:table-cell table:style-name="ACE-0x8fa9148" office:value-type="float" office:value="117718">
            <text:p>117718</text:p>
          </table:table-cell>
          <table:table-cell table:style-name="ACE-0x8fa9148" office:value-type="float" office:value="105513">
            <text:p>105513</text:p>
          </table:table-cell>
          <table:table-cell table:style-name="ACE-0x8fa9148" office:value-type="float" office:value="93675">
            <text:p>93675</text:p>
          </table:table-cell>
          <table:table-cell table:style-name="ACE-0x8fa9148" office:value-type="float" office:value="82278">
            <text:p>82278</text:p>
          </table:table-cell>
          <table:table-cell table:style-name="ACE-0x8fa9148" office:value-type="float" office:value="70882">
            <text:p>70882</text:p>
          </table:table-cell>
          <table:table-cell table:style-name="ACE-0x8fa9148" office:value-type="float" office:value="59485">
            <text:p>59485</text:p>
          </table:table-cell>
          <table:table-cell table:style-name="ACE-0x8fa9148" office:value-type="float" office:value="48485">
            <text:p>48485</text:p>
          </table:table-cell>
          <table:table-cell table:style-name="ACE-0x8fa9148" office:value-type="float" office:value="38242">
            <text:p>38242</text:p>
          </table:table-cell>
          <table:table-cell table:style-name="ACE-0x8fa9148" office:value-type="float" office:value="28298">
            <text:p>28298</text:p>
          </table:table-cell>
          <table:table-cell table:style-name="ACE-0x8fa9148" office:value-type="float" office:value="19691">
            <text:p>19691</text:p>
          </table:table-cell>
          <table:table-cell table:number-columns-repeated="241" table:style-name="ACE-0x8fa9148"/>
        </table:table-row>
        <table:table-row table:style-name="AROW-1">
          <table:table-cell table:number-rows-spanned="2" table:style-name="ACE-0x8fa8788" office:value-type="float" office:value="250">
            <text:p>250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22">
            <text:p>0.22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9">
            <text:p>0.19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14">
            <text:p>0.14</text:p>
          </table:table-cell>
          <table:table-cell table:style-name="Gnumeric-default" office:value-type="float" office:value="0.13">
            <text:p>0.13</text:p>
          </table:table-cell>
          <table:table-cell table:number-columns-repeated="241" table:style-name="Gnumeric-default"/>
        </table:table-row>
        <table:table-row table:style-name="AROW-1">
          <table:covered-table-cell/>
          <table:table-cell table:style-name="Gnumeric-default" office:value-type="float" office:value="167459">
            <text:p>167459</text:p>
          </table:table-cell>
          <table:table-cell table:style-name="Gnumeric-default" office:value-type="float" office:value="154825">
            <text:p>154825</text:p>
          </table:table-cell>
          <table:table-cell table:style-name="Gnumeric-default" office:value-type="float" office:value="142190">
            <text:p>142190</text:p>
          </table:table-cell>
          <table:table-cell table:style-name="Gnumeric-default" office:value-type="float" office:value="129556">
            <text:p>129556</text:p>
          </table:table-cell>
          <table:table-cell table:style-name="Gnumeric-default" office:value-type="float" office:value="117126">
            <text:p>117126</text:p>
          </table:table-cell>
          <table:table-cell table:style-name="Gnumeric-default" office:value-type="float" office:value="105197">
            <text:p>105197</text:p>
          </table:table-cell>
          <table:table-cell table:style-name="Gnumeric-default" office:value-type="float" office:value="93269">
            <text:p>93269</text:p>
          </table:table-cell>
          <table:table-cell table:style-name="Gnumeric-default" office:value-type="float" office:value="81340">
            <text:p>81340</text:p>
          </table:table-cell>
          <table:table-cell table:style-name="Gnumeric-default" office:value-type="float" office:value="69527">
            <text:p>69527</text:p>
          </table:table-cell>
          <table:table-cell table:style-name="Gnumeric-default" office:value-type="float" office:value="58620">
            <text:p>58620</text:p>
          </table:table-cell>
          <table:table-cell table:style-name="Gnumeric-default" office:value-type="float" office:value="48065">
            <text:p>48065</text:p>
          </table:table-cell>
          <table:table-cell table:style-name="Gnumeric-default" office:value-type="float" office:value="37578">
            <text:p>37578</text:p>
          </table:table-cell>
          <table:table-cell table:style-name="Gnumeric-default" office:value-type="float" office:value="27933">
            <text:p>27933</text:p>
          </table:table-cell>
          <table:table-cell table:style-name="Gnumeric-default" office:value-type="float" office:value="19579">
            <text:p>19579</text:p>
          </table:table-cell>
          <table:table-cell table:number-columns-repeated="241" table:style-name="Gnumeric-default"/>
        </table:table-row>
        <table:table-row table:style-name="AROW-1">
          <table:table-cell table:number-rows-spanned="2" table:style-name="ACE-0x8fa8f08" office:value-type="float" office:value="300">
            <text:p>300</text:p>
          </table:table-cell>
          <table:table-cell table:style-name="ACE-0x8fa8fc8" office:value-type="float" office:value="0.29">
            <text:p>0.29</text:p>
          </table:table-cell>
          <table:table-cell table:style-name="ACE-0x8fa8fc8" office:value-type="float" office:value="0.27">
            <text:p>0.27</text:p>
          </table:table-cell>
          <table:table-cell table:style-name="ACE-0x8fa8fc8" office:value-type="float" office:value="0.27">
            <text:p>0.27</text:p>
          </table:table-cell>
          <table:table-cell table:style-name="ACE-0x8fa8fc8" office:value-type="float" office:value="0.27">
            <text:p>0.27</text:p>
          </table:table-cell>
          <table:table-cell table:style-name="ACE-0x8fa8fc8" office:value-type="float" office:value="0.24">
            <text:p>0.24</text:p>
          </table:table-cell>
          <table:table-cell table:style-name="ACE-0x8fa8fc8" office:value-type="float" office:value="0.24">
            <text:p>0.24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8">
            <text:p>0.18</text:p>
          </table:table-cell>
          <table:table-cell table:style-name="ACE-0x8fa8fc8" office:value-type="float" office:value="0.16">
            <text:p>0.16</text:p>
          </table:table-cell>
          <table:table-cell table:style-name="ACE-0x8fa8fc8" office:value-type="float" office:value="0.13">
            <text:p>0.13</text:p>
          </table:table-cell>
          <table:table-cell table:number-columns-repeated="241" table:style-name="ACE-0x8fa8fc8"/>
        </table:table-row>
        <table:table-row table:style-name="AROW-1">
          <table:covered-table-cell/>
          <table:table-cell table:style-name="Gnumeric-default" office:value-type="float" office:value="166961">
            <text:p>166961</text:p>
          </table:table-cell>
          <table:table-cell table:style-name="Gnumeric-default" office:value-type="float" office:value="153931">
            <text:p>153931</text:p>
          </table:table-cell>
          <table:table-cell table:style-name="Gnumeric-default" office:value-type="float" office:value="141178">
            <text:p>141178</text:p>
          </table:table-cell>
          <table:table-cell table:style-name="Gnumeric-default" office:value-type="float" office:value="128425">
            <text:p>128425</text:p>
          </table:table-cell>
          <table:table-cell table:style-name="Gnumeric-default" office:value-type="float" office:value="115795">
            <text:p>115795</text:p>
          </table:table-cell>
          <table:table-cell table:style-name="Gnumeric-default" office:value-type="float" office:value="103758">
            <text:p>103758</text:p>
          </table:table-cell>
          <table:table-cell table:style-name="Gnumeric-default" office:value-type="float" office:value="91791">
            <text:p>91791</text:p>
          </table:table-cell>
          <table:table-cell table:style-name="Gnumeric-default" office:value-type="float" office:value="80301">
            <text:p>80301</text:p>
          </table:table-cell>
          <table:table-cell table:style-name="Gnumeric-default" office:value-type="float" office:value="68810">
            <text:p>68810</text:p>
          </table:table-cell>
          <table:table-cell table:style-name="Gnumeric-default" office:value-type="float" office:value="57824">
            <text:p>57824</text:p>
          </table:table-cell>
          <table:table-cell table:style-name="Gnumeric-default" office:value-type="float" office:value="47289">
            <text:p>47289</text:p>
          </table:table-cell>
          <table:table-cell table:style-name="Gnumeric-default" office:value-type="float" office:value="37139">
            <text:p>37139</text:p>
          </table:table-cell>
          <table:table-cell table:style-name="Gnumeric-default" office:value-type="float" office:value="27183">
            <text:p>27183</text:p>
          </table:table-cell>
          <table:table-cell table:style-name="Gnumeric-default" office:value-type="float" office:value="18901">
            <text:p>18901</text:p>
          </table:table-cell>
          <table:table-cell table:number-columns-repeated="241" table:style-name="Gnumeric-default"/>
        </table:table-row>
        <table:table-row table:style-name="AROW-1">
          <table:table-cell table:number-rows-spanned="2" table:style-name="ACE-0x8fa8f08" office:value-type="float" office:value="350">
            <text:p>350</text:p>
          </table:table-cell>
          <table:table-cell table:style-name="ACE-0x8fa8fc8" office:value-type="float" office:value="0.29">
            <text:p>0.29</text:p>
          </table:table-cell>
          <table:table-cell table:style-name="ACE-0x8fa8fc8" office:value-type="float" office:value="0.29">
            <text:p>0.29</text:p>
          </table:table-cell>
          <table:table-cell table:style-name="ACE-0x8fa8fc8" office:value-type="float" office:value="0.29">
            <text:p>0.29</text:p>
          </table:table-cell>
          <table:table-cell table:style-name="ACE-0x8fa8fc8" office:value-type="float" office:value="0.29">
            <text:p>0.29</text:p>
          </table:table-cell>
          <table:table-cell table:style-name="ACE-0x8fa8fc8" office:value-type="float" office:value="0.29">
            <text:p>0.29</text:p>
          </table:table-cell>
          <table:table-cell table:style-name="ACE-0x8fa8fc8" office:value-type="float" office:value="0.25">
            <text:p>0.25</text:p>
          </table:table-cell>
          <table:table-cell table:style-name="ACE-0x8fa8fc8" office:value-type="float" office:value="0.23">
            <text:p>0.23</text:p>
          </table:table-cell>
          <table:table-cell table:style-name="ACE-0x8fa8fc8" office:value-type="float" office:value="0.23">
            <text:p>0.23</text:p>
          </table:table-cell>
          <table:table-cell table:style-name="ACE-0x8fa8fc8" office:value-type="float" office:value="0.23">
            <text:p>0.23</text:p>
          </table:table-cell>
          <table:table-cell table:style-name="ACE-0x8fa8fc8" office:value-type="float" office:value="0.22">
            <text:p>0.22</text:p>
          </table:table-cell>
          <table:table-cell table:style-name="ACE-0x8fa8fc8" office:value-type="float" office:value="0.19">
            <text:p>0.19</text:p>
          </table:table-cell>
          <table:table-cell table:style-name="ACE-0x8fa8fc8" office:value-type="float" office:value="0.18">
            <text:p>0.18</text:p>
          </table:table-cell>
          <table:table-cell table:style-name="ACE-0x8fa8fc8" office:value-type="float" office:value="0.18">
            <text:p>0.18</text:p>
          </table:table-cell>
          <table:table-cell table:style-name="ACE-0x8fa8fc8" office:value-type="float" office:value="0.14">
            <text:p>0.14</text:p>
          </table:table-cell>
          <table:table-cell table:number-columns-repeated="241" table:style-name="ACE-0x8fa8fc8"/>
        </table:table-row>
        <table:table-row table:style-name="AROW-1">
          <table:covered-table-cell/>
          <table:table-cell table:style-name="ACE-0x8fa9148" office:value-type="float" office:value="166893">
            <text:p>166893</text:p>
          </table:table-cell>
          <table:table-cell table:style-name="ACE-0x8fa9148" office:value-type="float" office:value="153943">
            <text:p>153943</text:p>
          </table:table-cell>
          <table:table-cell table:style-name="ACE-0x8fa9148" office:value-type="float" office:value="140992">
            <text:p>140992</text:p>
          </table:table-cell>
          <table:table-cell table:style-name="ACE-0x8fa9148" office:value-type="float" office:value="128042">
            <text:p>128042</text:p>
          </table:table-cell>
          <table:table-cell table:style-name="ACE-0x8fa9148" office:value-type="float" office:value="115092">
            <text:p>115092</text:p>
          </table:table-cell>
          <table:table-cell table:style-name="ACE-0x8fa9148" office:value-type="float" office:value="103040">
            <text:p>103040</text:p>
          </table:table-cell>
          <table:table-cell table:style-name="ACE-0x8fa9148" office:value-type="float" office:value="91208">
            <text:p>91208</text:p>
          </table:table-cell>
          <table:table-cell table:style-name="ACE-0x8fa9148" office:value-type="float" office:value="79741">
            <text:p>79741</text:p>
          </table:table-cell>
          <table:table-cell table:style-name="ACE-0x8fa9148" office:value-type="float" office:value="68273">
            <text:p>68273</text:p>
          </table:table-cell>
          <table:table-cell table:style-name="ACE-0x8fa9148" office:value-type="float" office:value="57074">
            <text:p>57074</text:p>
          </table:table-cell>
          <table:table-cell table:style-name="ACE-0x8fa9148" office:value-type="float" office:value="46403">
            <text:p>46403</text:p>
          </table:table-cell>
          <table:table-cell table:style-name="ACE-0x8fa9148" office:value-type="float" office:value="36598">
            <text:p>36598</text:p>
          </table:table-cell>
          <table:table-cell table:style-name="ACE-0x8fa9148" office:value-type="float" office:value="27071">
            <text:p>27071</text:p>
          </table:table-cell>
          <table:table-cell table:style-name="ACE-0x8fa9148" office:value-type="float" office:value="18664">
            <text:p>18664</text:p>
          </table:table-cell>
          <table:table-cell table:number-columns-repeated="241" table:style-name="ACE-0x8fa9148"/>
        </table:table-row>
        <table:table-row table:style-name="AROW-1">
          <table:table-cell table:number-rows-spanned="2" table:style-name="ACE-0x8fa8788" office:value-type="float" office:value="400">
            <text:p>400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28">
            <text:p>0.28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24">
            <text:p>0.24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21">
            <text:p>0.21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18">
            <text:p>0.18</text:p>
          </table:table-cell>
          <table:table-cell table:style-name="Gnumeric-default" office:value-type="float" office:value="0.16">
            <text:p>0.16</text:p>
          </table:table-cell>
          <table:table-cell table:number-columns-repeated="241" table:style-name="Gnumeric-default"/>
        </table:table-row>
        <table:table-row table:style-name="AROW-1">
          <table:covered-table-cell/>
          <table:table-cell table:style-name="ACE-0x8fa9148" office:value-type="float" office:value="165112">
            <text:p>165112</text:p>
          </table:table-cell>
          <table:table-cell table:style-name="ACE-0x8fa9148" office:value-type="float" office:value="152307">
            <text:p>152307</text:p>
          </table:table-cell>
          <table:table-cell table:style-name="ACE-0x8fa9148" office:value-type="float" office:value="139664">
            <text:p>139664</text:p>
          </table:table-cell>
          <table:table-cell table:style-name="ACE-0x8fa9148" office:value-type="float" office:value="127207">
            <text:p>127207</text:p>
          </table:table-cell>
          <table:table-cell table:style-name="ACE-0x8fa9148" office:value-type="float" office:value="114750">
            <text:p>114750</text:p>
          </table:table-cell>
          <table:table-cell table:style-name="ACE-0x8fa9148" office:value-type="float" office:value="102293">
            <text:p>102293</text:p>
          </table:table-cell>
          <table:table-cell table:style-name="ACE-0x8fa9148" office:value-type="float" office:value="90501">
            <text:p>90501</text:p>
          </table:table-cell>
          <table:table-cell table:style-name="ACE-0x8fa9148" office:value-type="float" office:value="79072">
            <text:p>79072</text:p>
          </table:table-cell>
          <table:table-cell table:style-name="ACE-0x8fa9148" office:value-type="float" office:value="67643">
            <text:p>67643</text:p>
          </table:table-cell>
          <table:table-cell table:style-name="ACE-0x8fa9148" office:value-type="float" office:value="56541">
            <text:p>56541</text:p>
          </table:table-cell>
          <table:table-cell table:style-name="ACE-0x8fa9148" office:value-type="float" office:value="46177">
            <text:p>46177</text:p>
          </table:table-cell>
          <table:table-cell table:style-name="ACE-0x8fa9148" office:value-type="float" office:value="36213">
            <text:p>36213</text:p>
          </table:table-cell>
          <table:table-cell table:style-name="ACE-0x8fa9148" office:value-type="float" office:value="27058">
            <text:p>27058</text:p>
          </table:table-cell>
          <table:table-cell table:style-name="ACE-0x8fa9148" office:value-type="float" office:value="18131">
            <text:p>18131</text:p>
          </table:table-cell>
          <table:table-cell table:number-columns-repeated="241" table:style-name="ACE-0x8fa9148"/>
        </table:table-row>
        <table:table-row table:style-name="AROW-1">
          <table:table-cell table:number-columns-repeated="8" table:style-name="Gnumeric-default"/>
          <table:table-cell table:number-columns-repeated="248" table:style-name="Gnumeric-default"/>
        </table:table-row>
        <table:table-row table:style-name="AROW-1" table:number-rows-repeated="12">
          <table:table-cell table:number-columns-repeated="8" table:style-name="Gnumeric-default"/>
          <table:table-cell table:number-columns-repeated="248" table:style-name="Gnumeric-default"/>
        </table:table-row>
        <table:table-row table:style-name="AROW-1">
          <table:table-cell table:number-columns-repeated="8" table:style-name="Gnumeric-default"/>
          <table:table-cell table:number-columns-repeated="248" table:style-name="Gnumeric-default"/>
        </table:table-row>
        <table:table-row table:style-name="AROW-1" table:number-rows-repeated="138">
          <table:table-cell table:number-columns-repeated="8" table:style-name="Gnumeric-default"/>
          <table:table-cell table:number-columns-repeated="248" table:style-name="Gnumeric-default"/>
        </table:table-row>
        <table:table-row table:style-name="AROW-0">
          <table:table-cell table:number-columns-repeated="8" table:style-name="Gnumeric-default"/>
          <table:table-cell table:number-columns-repeated="248" table:style-name="Gnumeric-default"/>
        </table:table-row>
        <table:table-row table:style-name="AROW-0" table:number-rows-repeated="84">
          <table:table-cell table:number-columns-repeated="8" table:style-name="Gnumeric-default"/>
          <table:table-cell table:number-columns-repeated="248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9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3829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</table:table>
      <table:named-expressions>
        <table:named-expression table:name="manufacturin" table:expression="#NAME?" table:base-cell-address="'max-profit2.csv'.$A$1"/>
        <table:named-expression table:name="ma" table:expression="#NAME?" table:base-cell-address="'max-profit2.csv'.$A$1"/>
        <table:named-expression table:name="manufa" table:expression="#NAME?" table:base-cell-address="'max-profit2.csv'.$A$1"/>
        <table:named-expression table:name="manufac" table:expression="#NAME?" table:base-cell-address="'max-profit2.csv'.$A$1"/>
        <table:named-expression table:name="manufacturing" table:expression="#NAME?" table:base-cell-address="'max-profit2.csv'.$A$1"/>
        <table:named-expression table:name="manuf" table:expression="#NAME?" table:base-cell-address="'max-profit2.csv'.$A$1"/>
        <table:named-expression table:name="f" table:expression="#NAME?" table:base-cell-address="'max-profit2.csv'.$A$1"/>
        <table:named-expression table:name="fe" table:expression="#NAME?" table:base-cell-address="'max-profit2.csv'.$A$1"/>
        <table:named-expression table:name="fee" table:expression="#NAME?" table:base-cell-address="'max-profit2.csv'.$A$1"/>
        <table:named-expression table:name="mm" table:expression="#NAME?" table:base-cell-address="'max-profit2.csv'.$A$1"/>
        <table:named-expression table:name="man" table:expression="#NAME?" table:base-cell-address="'max-profit2.csv'.$A$1"/>
        <table:named-expression table:name="m" table:expression="#NAME?" table:base-cell-address="'max-profit2.csv'.$A$1"/>
        <table:named-expression table:name="manufactu" table:expression="#NAME?" table:base-cell-address="'max-profit2.csv'.$A$1"/>
        <table:named-expression table:name="manufactur" table:expression="#NAME?" table:base-cell-address="'max-profit2.csv'.$A$1"/>
        <table:named-expression table:name="manufacturi" table:expression="#NAME?" table:base-cell-address="'max-profit2.csv'.$A$1"/>
        <table:named-expression table:name="manu" table:expression="#NAME?" table:base-cell-address="'max-profit2.csv'.$A$1"/>
        <table:named-expression table:name="manufact" table:expression="#NAME?" table:base-cell-address="'max-profit2.csv'.$A$1"/>
        <table:named-expression table:name="Sheet_Title" table:expression="&quot;max-profit2.csv&quot;" table:base-cell-address="'max-profit2.csv'.$A$1"/>
        <table:named-expression table:name="Print_Area" table:expression="#REF!" table:base-cell-address="'max-profit2.csv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date>2011-05-05T15:52:56Z</dc:date>
    <meta:creation-date>2011-05-05T15:46:27Z</meta:creation-date>
    <meta:generator>gnumeric/1.10.14</meta:generator>
  </office:meta>
</office:document-meta>
</file>